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a tête ailleurs, Edward écoutait d'une oreille distraite la conversation que ses compagnons étaient en train d'avoir à propos d'un professeur de leur université. Le garçon se demandait un peu ce qu'il faisait là, entouré de gens qu'il n'appréciait pas particulièrement -y avait-il seulement quelqu'un qu'il appréciait dans son entourage durant cette période ? Il avait rejoint la fac il y avait de cela quelques mois seulement, et s'il avait rencontré un certain nombre de gens, aucun d'entre eux n'avait suffisamment attiré son attention pour qu'il prenne le temps de le connaître un peu mieux. D'un autre côté, ce n'était pas non plus comme s'il avait énormément cherché. Toujours handicapé par sa maladie, Edward passait le plus clair de son temps dans les locaux de l'université à rêvasser de choses et d'autres sans vraiment s'occuper de ce qui se passait autour de lui. </text:p>
      <text:p text:style-name="Standard"/>
      <text:p text:style-name="Standard">Qui étaient donc ces gens, me demanderez-vous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7-02-19T17:55:24.98</meta:creation-date>
    <dc:date>2017-02-19T18:19:39.74</dc:date>
    <dc:creator>Théo </dc:creator>
    <meta:editing-duration>PT24M1S</meta:editing-duration>
    <meta:editing-cycles>25</meta:editing-cycles>
    <meta:generator>OpenOffice/4.1.1$Win32 OpenOffice.org_project/411m6$Build-9775</meta:generator>
    <meta:document-statistic meta:table-count="0" meta:image-count="0" meta:object-count="0" meta:page-count="1" meta:paragraph-count="2" meta:word-count="151" meta:character-count="925"/>
  </office:meta>
</office:document-meta>
</file>